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Heading">
      <style:text-properties style:font-name="Linux Libertine O" officeooo:rsid="00294093" officeooo:paragraph-rsid="003b96c7"/>
    </style:style>
    <style:style style:name="P3" style:family="paragraph" style:parent-style-name="Standard">
      <style:text-properties style:font-name="Linux Libertine O" fo:font-size="12pt" officeooo:paragraph-rsid="002cf708" style:font-size-asian="12pt" style:font-size-complex="12pt"/>
    </style:style>
    <style:style style:name="P4" style:family="paragraph" style:parent-style-name="Standard">
      <style:text-properties style:font-name="Linux Libertine O" fo:font-size="12pt" officeooo:rsid="00356cf3" officeooo:paragraph-rsid="00340a02" style:font-size-asian="12pt" style:font-size-complex="12pt"/>
    </style:style>
    <style:style style:name="P5" style:family="paragraph" style:parent-style-name="Standard">
      <style:text-properties style:font-name="Linux Libertine O" fo:font-size="12pt" officeooo:rsid="00294093" officeooo:paragraph-rsid="00294093" style:font-size-asian="12pt" style:font-size-complex="12pt"/>
    </style:style>
    <style:style style:name="P6" style:family="paragraph" style:parent-style-name="Standard">
      <style:text-properties style:font-name="Linux Libertine O" officeooo:rsid="003b96c7" officeooo:paragraph-rsid="003b96c7"/>
    </style:style>
    <style:style style:name="P7" style:family="paragraph" style:parent-style-name="Preformatted_20_Text">
      <style:text-properties style:font-name="Linux Libertine O" fo:font-size="12pt" officeooo:rsid="00366815" style:font-size-asian="12pt" style:font-size-complex="12pt"/>
    </style:style>
    <style:style style:name="P8" style:family="paragraph" style:parent-style-name="Standard">
      <style:text-properties style:font-name="Linux Libertine O" officeooo:rsid="00294093" officeooo:paragraph-rsid="003de257"/>
    </style:style>
    <style:style style:name="P9" style:family="paragraph" style:parent-style-name="Standard">
      <style:text-properties style:font-name="Linux Libertine O" officeooo:rsid="00294093" officeooo:paragraph-rsid="003fd12c"/>
    </style:style>
    <style:style style:name="P10" style:family="paragraph" style:parent-style-name="Standard">
      <style:text-properties style:font-name="Linux Libertine O" officeooo:rsid="003de257" officeooo:paragraph-rsid="003de257"/>
    </style:style>
    <style:style style:name="P11" style:family="paragraph" style:parent-style-name="Standard">
      <style:text-properties style:font-name="Linux Libertine O" officeooo:rsid="003de257" officeooo:paragraph-rsid="003fd12c"/>
    </style:style>
    <style:style style:name="P12" style:family="paragraph" style:parent-style-name="Standard">
      <style:text-properties style:font-name="Linux Libertine O" officeooo:rsid="003de257" officeooo:paragraph-rsid="003ffb2c"/>
    </style:style>
    <style:style style:name="P13" style:family="paragraph" style:parent-style-name="Standard">
      <style:text-properties style:font-name="Linux Libertine O" officeooo:rsid="003b96c7" officeooo:paragraph-rsid="003b96c7"/>
    </style:style>
    <style:style style:name="P14" style:family="paragraph" style:parent-style-name="Standard">
      <style:text-properties style:font-name="Linux Libertine O" officeooo:rsid="00366815" officeooo:paragraph-rsid="003de257"/>
    </style:style>
    <style:style style:name="P15" style:family="paragraph" style:parent-style-name="Standard">
      <style:text-properties style:font-name="Linux Libertine O" officeooo:rsid="003d9d39" officeooo:paragraph-rsid="003b96c7"/>
    </style:style>
    <style:style style:name="P16" style:family="paragraph" style:parent-style-name="Standard">
      <style:text-properties style:font-name="Linux Libertine O" officeooo:rsid="003fd12c" officeooo:paragraph-rsid="003fd12c"/>
    </style:style>
    <style:style style:name="P17" style:family="paragraph" style:parent-style-name="Standard">
      <style:text-properties style:font-name="Linux Libertine O" officeooo:rsid="003ffb2c" officeooo:paragraph-rsid="003ffb2c"/>
    </style:style>
    <style:style style:name="P18" style:family="paragraph" style:parent-style-name="Standard">
      <style:text-properties style:font-name="Linux Libertine O" officeooo:rsid="0040dd61" officeooo:paragraph-rsid="0040dd61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de25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fo:font-size="14pt" fo:font-weight="bold" officeooo:rsid="003b96c7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b96c7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0dd61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b96c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3de25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officeooo:rsid="00340a02"/>
    </style:style>
    <style:style style:name="T13" style:family="text">
      <style:text-properties officeooo:rsid="003b96c7"/>
    </style:style>
    <style:style style:name="T14" style:family="text">
      <style:text-properties officeooo:rsid="003d9d39"/>
    </style:style>
    <style:style style:name="T15" style:family="text">
      <style:text-properties officeooo:rsid="003dc4da"/>
    </style:style>
    <style:style style:name="T16" style:family="text">
      <style:text-properties officeooo:rsid="003de257"/>
    </style:style>
    <style:style style:name="T17" style:family="text">
      <style:text-properties officeooo:rsid="003fd12c"/>
    </style:style>
    <style:style style:name="T18" style:family="text">
      <style:text-properties officeooo:rsid="003ffb2c"/>
    </style:style>
    <style:style style:name="T19" style:family="text">
      <style:text-properties officeooo:rsid="0040d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1">Chicken &amp;</text:span><text:span text:style-name="T10"> veg</text:span><text:span text:style-name="T9"> pasta</text:span><text:span text:style-name="T8"> sauce</text:span><text:span text:style-name="T5"> (</text:span><text:span text:style-name="T7">8-</text:span><text:span text:style-name="T11">10</text:span><text:span text:style-name="T5"> portions; </text:span><text:span text:style-name="T6">1½ hours</text:span><text:span text:style-name="T5">)</text:span></text:h>
      <text:p text:style-name="Heading"><text:span text:style-name="T1">For the </text:span><text:span text:style-name="T2">prep</text:span></text:p>
      <text:p text:style-name="P8"><text:span text:style-name="T13">quite a lot of </text:span>olive oil</text:p>
      <text:p text:style-name="P14"><text:span text:style-name="T16">3 frozen</text:span> garlic <text:span text:style-name="T16">blocks</text:span></text:p>
      <text:p text:style-name="P14"/>
      <text:p text:style-name="P10">800g chicken breast</text:p>
      <text:p text:style-name="P10">salt to taste</text:p>
      <text:p text:style-name="P14"/>
      <text:p text:style-name="P8"><text:span text:style-name="T16">2</text:span><text:span text:style-name="T13"> large</text:span> red onion<text:span text:style-name="T12">s</text:span></text:p>
      <text:p text:style-name="P6"><text:span text:style-name="T16">350-400g</text:span> courgettes <text:span text:style-name="T16">(~2 medium)</text:span></text:p>
      <text:p text:style-name="P6">3 red <text:span text:style-name="T16">or yellow </text:span>peppers</text:p>
      <text:p text:style-name="P6"><text:span text:style-name="T16">40</text:span>0g cherry tomatoes</text:p>
      <text:p text:style-name="P6"/>
      <text:p text:style-name="P15"/>
      <text:p text:style-name="P15"/>
      <text:p text:style-name="P10">Put the oil and garlic blocks in a large pot so they start defrosting. W<text:span text:style-name="T14">ash the courgettes, </text:span><text:span text:style-name="T15">tomatoes and peppers </text:span>and leave them to dry.</text:p>
      <text:p text:style-name="P10"/>
      <text:p text:style-name="P11">Trim the chicken, cut into small chunks, and mix in some salt. <text:span text:style-name="T14">Peel </text:span>and chop t<text:span text:style-name="T14">he onions.</text:span></text:p>
      <text:p text:style-name="P11"/>
      <text:p text:style-name="P17"><text:span text:style-name="T19">Optional – t</text:span>rim the ends off the courgettes and d<text:span text:style-name="T19">e-</text:span>sap the skin.</text:p>
      <text:p text:style-name="P9"/>
      <text:p text:style-name="P1"/>
      <text:p text:style-name="P2"><text:span text:style-name="T3">For the </text:span><text:span text:style-name="T4">sauce</text:span></text:p>
      <text:p text:style-name="P6"><text:span text:style-name="T16">4</text:span> tsp paprika</text:p>
      <text:p text:style-name="P10">2 tsp turmeric</text:p>
      <text:p text:style-name="P10">1 tsp fresh ground black pepper</text:p>
      <text:p text:style-name="P17"/>
      <text:p text:style-name="P12">2 <text:span text:style-name="T18">large (660g)</text:span> jars bolognese sauce</text:p>
      <text:p text:style-name="P10">1 stock pot or cube</text:p>
      <text:p text:style-name="P6"><text:span text:style-name="T16">4</text:span> tsp erbs de provence</text:p>
      <text:p text:style-name="P6"/>
      <text:p text:style-name="P6"/>
      <text:p text:style-name="P6"/>
      <text:p text:style-name="P16">Heat the pan on a medium heat, stirring frequently so the garlic doesn’t burn. Once it’s heated through, add the onion until softened, then add the spices and mix well.</text:p>
      <text:p text:style-name="P16"/>
      <text:p text:style-name="P16">Add the chicken and turn the heat up. Mix well and stir occasionally until the chicken is sealed.</text:p>
      <text:p text:style-name="P11"/>
      <text:p text:style-name="P11"><text:span text:style-name="T17">While the onions and chicken are cooking, </text:span><text:span text:style-name="T15">chop the peppers </text:span>&amp; courgettes<text:span text:style-name="T15"> into </text:span>small<text:span text:style-name="T15"> chunks, </text:span><text:span text:style-name="T17">and halve the tomatoes.</text:span></text:p>
      <text:p text:style-name="P11"/>
      <text:p text:style-name="P18">Add the sauce, stock, erbs, courgette, and peppers to the pan and mix well, adding a bit of hot water to loosen it. Heat through until it’s simmering, then stir well again and add the cherry tomatoes.</text:p>
      <text:p text:style-name="P18"/>
      <text:p text:style-name="P18">Bring to the boil, then simmer for 20 minutes, topping up with water as needed.</text:p>
      <text:p text:style-name="P3"/>
      <text:p text:style-name="P7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1-08T20:34:45.833882586</dc:date>
    <meta:editing-duration>PT1H29M10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48" meta:character-count="1325" meta:non-whitespace-character-count="1102"/>
  </office:meta>
</office:document-meta>
</file>